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weight="bold"/>
    </style:style>
    <style:style style:name="P3" style:family="paragraph" style:parent-style-name="Text_20_body">
      <style:paragraph-properties>
        <style:tab-stops/>
      </style:paragraph-properties>
      <style:text-properties fo:font-weight="bold"/>
    </style:style>
    <style:style style:name="P4" style:family="paragraph" style:parent-style-name="Text_20_body">
      <style:paragraph-properties>
        <style:tab-stops/>
      </style:paragraph-properties>
    </style:style>
    <style:style style:name="P5" style:family="paragraph" style:parent-style-name="Standard">
      <style:paragraph-properties>
        <style:tab-stops>
          <style:tab-stop style:position="6.033cm"/>
        </style:tab-stops>
      </style:paragraph-properties>
    </style:style>
    <style:style style:name="P6" style:family="paragraph" style:parent-style-name="Standard" style:master-page-name="Standard">
      <style:paragraph-properties style:page-number="auto">
        <style:tab-stops>
          <style:tab-stop style:position="6.033cm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Article : &lt;codeArticle&gt; </text:span></text:p>
      <text:p text:style-name="P5"><text:span text:style-name="T2"/></text:p>
      <text:p text:style-name="P5"><text:span text:style-name="T2">Description : </text:span></text:p>
      <text:p text:style-name="P5"><text:span text:style-name="T2">&lt;libelleLongArticle&gt; &lt;libelleCourtArticle&gt; </text:span></text:p>
      <text:p text:style-name="P5"><text:span text:style-name="T2"/></text:p>
      <text:p text:style-name="P5"><text:span text:style-name="T2">Commentaire : </text:span></text:p>
      <text:p text:style-name="P5"><text:span text:style-name="T2">&lt;commentaireArticle&gt; </text:span></text:p>
      <text:p text:style-name="P5"><text:span text:style-name="T2"/></text:p>
      <text:p text:style-name="P5"><text:span text:style-name="T2">Observation : </text:span></text:p>
      <text:p text:style-name="P5"><text:span text:style-name="T2">&lt;observationArticle&gt; </text:span></text:p>
      <text:p text:style-name="P5"><text:span text:style-name="T2"/></text:p>
      <text:p text:style-name="P5"><text:span text:style-name="T2">Prix :</text:span></text:p>
      <text:p text:style-name="P5"><text:span text:style-name="T2">&lt;htArticle&gt; euros HT</text:span></text:p>
      <text:p text:style-name="P5"><text:span text:style-name="T2">&lt;ttcArticle&gt; euros TT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LE AYE</meta:initial-creator>
    <meta:creation-date>2010-08-04T13:53:54.35</meta:creation-date>
    <dc:date>2013-01-11T14:36:51</dc:date>
    <dc:creator>nicolas </dc:creator>
    <meta:editing-duration>PT3M5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10" meta:word-count="21" meta:character-count="199" meta:non-whitespace-character-count="181"/>
  </office:meta>
</office:document-meta>
</file>